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1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9" style:family="table-cell" style:parent-style-name="Default">
      <style:table-cell-properties fo:background-color="#000000" style:text-align-source="fix" style:repeat-content="false" fo:border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31" table:default-cell-style-name="ce4"/>
        <table:table-column table:style-name="co2" table:number-columns-repeated="993" table:default-cell-style-name="ce11"/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Default"/>
          <table:table-cell table:style-name="ce10" office:value-type="float" office:value="25">
            <text:p>25</text:p>
          </table:table-cell>
          <table:table-cell table:style-name="ce10" office:value-type="string">
            <text:p>=</text:p>
          </table:table-cell>
          <table:table-cell table:style-name="Default" office:value-type="string">
            <text:p>Computer</text:p>
          </table:table-cell>
          <table:table-cell table:number-columns-repeated="993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7" office:value-type="float" office:value="25">
            <text:p>25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7" office:value-type="float" office:value="25">
            <text:p>25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5" office:value-type="float" office:value="9">
            <text:p>9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7" office:value-type="float" office:value="25">
            <text:p>25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5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7" office:value-type="float" office:value="11">
            <text:p>11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5" office:value-type="float" office:value="13">
            <text:p>13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5" office:value-type="float" office:value="14">
            <text:p>14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7" office:value-type="float" office:value="9">
            <text:p>9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5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7" office:value-type="float" office:value="16">
            <text:p>16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7" office:value-type="float" office:value="12">
            <text:p>12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5" office:value-type="float" office:value="17">
            <text:p>17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7" office:value-type="float" office:value="12">
            <text:p>12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5" office:value-type="float" office:value="18">
            <text:p>18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13">
            <text:p>13</text:p>
          </table:table-cell>
          <table:table-cell table:style-name="ce7" office:value-type="float" office:value="13">
            <text:p>13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4">
            <text:p>14</text:p>
          </table:table-cell>
          <table:table-cell table:style-name="ce5" office:value-type="float" office:value="19">
            <text:p>19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4">
            <text:p>24</text:p>
          </table:table-cell>
          <table:table-cell table:style-name="ce7" office:value-type="float" office:value="14">
            <text:p>14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5" office:value-type="float" office:value="20">
            <text:p>20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7" office:value-type="float" office:value="16">
            <text:p>16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5" office:value-type="float" office:value="21">
            <text:p>21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7" office:value-type="float" office:value="17">
            <text:p>17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5" office:value-type="float" office:value="22">
            <text:p>2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7">
            <text:p>17</text:p>
          </table:table-cell>
          <table:table-cell table:style-name="ce7" office:value-type="float" office:value="17">
            <text:p>17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8">
            <text:p>18</text:p>
          </table:table-cell>
          <table:table-cell table:style-name="ce5" office:value-type="float" office:value="23">
            <text:p>23</text:p>
          </table:table-cell>
          <table:table-cell table:style-name="ce6" office:value-type="float" office:value="18">
            <text:p>18</text:p>
          </table:table-cell>
          <table:table-cell table:style-name="ce7" office:value-type="float" office:value="18">
            <text:p>18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9">
            <text:p>19</text:p>
          </table:table-cell>
          <table:table-cell table:style-name="ce5" office:value-type="float" office:value="24">
            <text:p>24</text:p>
          </table:table-cell>
          <table:table-cell table:style-name="ce7" office:value-type="float" office:value="19">
            <text:p>19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9" office:value-type="float" office:value="25">
            <text:p>25</text:p>
          </table:table-cell>
          <table:table-cell table:style-name="Default" table:number-columns-repeated="4"/>
          <table:table-cell table:number-columns-repeated="993"/>
        </table:table-row>
        <table:table-row table:style-name="ro1" table:number-rows-repeated="4">
          <table:table-cell table:style-name="ce3" table:number-columns-repeated="27"/>
          <table:table-cell table:style-name="Default" table:number-columns-repeated="4"/>
          <table:table-cell table:number-columns-repeated="99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16:28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ntcpi </meta:initial-creator>
    <meta:creation-date>2011-04-14T11:53:25</meta:creation-date>
    <dc:date>2011-04-14T16:28:26</dc:date>
    <dc:creator>entcpi </dc:creator>
    <meta:editing-duration>PT04H17M11S</meta:editing-duration>
    <meta:editing-cycles>2</meta:editing-cycles>
    <meta:generator>OpenOffice.org/3.2$Linux OpenOffice.org_project/320m12$Build-9483</meta:generator>
    <meta:document-statistic meta:table-count="3" meta:cell-count="731" meta:object-count="0"/>
  </office:meta>
</office:document-meta>
</file>